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Yellow-outline1">
      <style:graphic-properties fo:min-height="2.15cm" loext:decorative="false"/>
      <style:paragraph-properties style:writing-mode="lr-tb"/>
    </style:style>
    <style:style style:name="pr2" style:family="presentation" style:parent-style-name="Yellow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Yellow" presentation:presentation-page-layout-name="AL1T1"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This page will be removed ${Remove type:“page“, now: true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-background" style:family="presentation">
      <style:graphic-properties draw:stroke="none" draw:fill="none"/>
      <style:text-properties style:letter-kerning="true"/>
    </style:style>
    <style:style style:name="Yellow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Yellow-outline1" style:family="presentation">
      <style:graphic-properties draw:stroke="none" draw:fill="none" draw:auto-grow-height="false" draw:fit-to-size="false" style:shrink-to-fit="true">
        <text:list-style style:name="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Yellow-outline2" style:family="presentation" style:parent-style-name="Yellow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Yellow-outline3" style:family="presentation" style:parent-style-name="Yellow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Yellow-outline4" style:family="presentation" style:parent-style-name="Yellow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Yellow-outline5" style:family="presentation" style:parent-style-name="Yellow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6" style:family="presentation" style:parent-style-name="Yellow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7" style:family="presentation" style:parent-style-name="Yellow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8" style:family="presentation" style:parent-style-name="Yellow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outline9" style:family="presentation" style:parent-style-name="Yellow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Yellow-subtitle" style:family="presentation">
      <style:graphic-properties draw:stroke="none" draw:fill="none" draw:textarea-vertical-align="middle" draw:auto-grow-height="true">
        <text:list-style style:name="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Yellow-title" style:family="presentation">
      <style:graphic-properties draw:stroke="none" draw:fill="none" draw:textarea-vertical-align="middle" draw:auto-grow-height="true">
        <text:list-style style:name="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Green-background" style:family="presentation">
      <style:graphic-properties draw:stroke="none" draw:fill="none" style:repeat="stretch"/>
      <style:text-properties style:letter-kerning="true"/>
    </style:style>
    <style:style style:name="Green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Green-outline1" style:family="presentation">
      <style:graphic-properties draw:stroke="none" draw:fill="none" draw:auto-grow-height="false" draw:fit-to-size="false" style:shrink-to-fit="true">
        <text:list-style style:name="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Green-outline2" style:family="presentation" style:parent-style-name="Green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Green-outline3" style:family="presentation" style:parent-style-name="Green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Green-outline4" style:family="presentation" style:parent-style-name="Green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Green-outline5" style:family="presentation" style:parent-style-name="Green-outline4">
      <style:paragraph-properties fo:margin-left="0cm" fo:margin-right="0cm" fo:margin-top="0.074cm" fo:margin-bottom="0cm" fo:text-indent="0cm"/>
      <style:text-properties fo:font-size="15pt"/>
    </style:style>
    <style:style style:name="Green-outline6" style:family="presentation" style:parent-style-name="Green-outline5">
      <style:paragraph-properties fo:margin-left="0cm" fo:margin-right="0cm" fo:margin-top="0.074cm" fo:margin-bottom="0cm" fo:text-indent="0cm"/>
      <style:text-properties fo:font-size="15pt"/>
    </style:style>
    <style:style style:name="Green-outline7" style:family="presentation" style:parent-style-name="Green-outline6">
      <style:paragraph-properties fo:margin-left="0cm" fo:margin-right="0cm" fo:margin-top="0.074cm" fo:margin-bottom="0cm" fo:text-indent="0cm"/>
      <style:text-properties fo:font-size="15pt"/>
    </style:style>
    <style:style style:name="Green-outline8" style:family="presentation" style:parent-style-name="Green-outline7">
      <style:paragraph-properties fo:margin-left="0cm" fo:margin-right="0cm" fo:margin-top="0.074cm" fo:margin-bottom="0cm" fo:text-indent="0cm"/>
      <style:text-properties fo:font-size="15pt"/>
    </style:style>
    <style:style style:name="Green-outline9" style:family="presentation" style:parent-style-name="Green-outline8">
      <style:paragraph-properties fo:margin-left="0cm" fo:margin-right="0cm" fo:margin-top="0.074cm" fo:margin-bottom="0cm" fo:text-indent="0cm"/>
      <style:text-properties fo:font-size="15pt"/>
    </style:style>
    <style:style style:name="Green-subtitle" style:family="presentation">
      <style:graphic-properties draw:stroke="none" draw:fill="none" draw:textarea-vertical-align="middle">
        <text:list-style style:name="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-title" style:family="presentation">
      <style:graphic-properties draw:stroke="none" draw:fill="none" draw:textarea-vertical-align="middle">
        <text:list-style style:name="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padding-top="0.009cm" fo:padding-bottom="0.009cm" fo:padding-left="0.009cm" fo:padding-right="0.009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6" style:family="graphic" style:parent-style-name="standard">
      <style:graphic-properties draw:stroke="none" draw:fill="none" draw:fill-color="#ffffff" fo:min-height="2.15cm" loext:decorative="false"/>
    </style:style>
    <style:style style:name="Mgr7" style:family="graphic" style:parent-style-name="standard">
      <style:graphic-properties draw:stroke="none" draw:fill="solid" draw:fill-color="#9ecf6c" fo:min-height="0cm" fo:min-width="0cm" loext:decorative="false"/>
    </style:style>
    <style:style style:name="Mgr8" style:family="graphic">
      <style:graphic-properties loext:decorative="false"/>
    </style:style>
    <style:style style:name="Mgr9" style:family="graphic" style:parent-style-name="standard">
      <style:graphic-properties draw:stroke="none" draw:fill="solid" draw:fill-color="#74b531" loext:decorative="false"/>
    </style:style>
    <style:style style:name="Mgr10" style:family="graphic" style:parent-style-name="standard">
      <style:graphic-properties draw:stroke="none" draw:fill="solid" draw:fill-color="#74b531" fo:min-height="0cm" fo:min-width="0cm" loext:decorative="false"/>
    </style:style>
    <style:style style:name="Mgr11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Yellow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Yello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Green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Green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5ce" draw:opacity="100%"/>
    </style:style>
    <style:style style:name="MP8" style:family="paragraph">
      <loext:graphic-properties draw:fill="solid" draw:fill-color="#ffde59" draw:opacity="100%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9ecf6c"/>
    </style:style>
    <style:style style:name="MP11" style:family="paragraph">
      <loext:graphic-properties draw:fill="solid" draw:fill-color="#74b531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Yello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7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8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Yellow-title" draw:layer="backgroundobjects" svg:width="25.2cm" svg:height="3.38cm" svg:x="1.4cm" svg:y="5.32cm" presentation:class="title" presentation:placeholder="true">
        <draw:text-box/>
      </draw:frame>
      <draw:frame draw:style-name="Mgr6" draw:text-style-name="MP9" draw:layer="backgroundobjects" svg:width="25.2cm" svg:height="2.4cm" svg:x="1.4cm" svg:y="9.45cm">
        <draw:text-box>
          <text:p/>
        </draw:text-box>
      </draw:frame>
      <draw:frame presentation:style-name="Yellow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Yellow-title" draw:layer="backgroundobjects" svg:width="17cm" svg:height="9.56cm" svg:x="2cm" svg:y="2.5cm" presentation:class="page"/>
        <draw:frame presentation:style-name="Yellow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Gree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0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8">
        <draw:path draw:style-name="Mgr9" draw:text-style-name="MP11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9" draw:text-style-name="MP11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9" draw:text-style-name="MP11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9" draw:text-style-name="MP11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9" draw:text-style-name="MP11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9" draw:text-style-name="MP11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9" draw:text-style-name="MP11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9" draw:text-style-name="MP11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9" draw:text-style-name="MP11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9" draw:text-style-name="MP11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9" draw:text-style-name="MP11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9" draw:text-style-name="MP11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9" draw:text-style-name="MP11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9" draw:text-style-name="MP11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9" draw:text-style-name="MP11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9" draw:text-style-name="MP11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9" draw:text-style-name="MP11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9" draw:text-style-name="MP11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9" draw:text-style-name="MP11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9" draw:text-style-name="MP11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9" draw:text-style-name="MP11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9" draw:text-style-name="MP11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9" draw:text-style-name="MP11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8">
        <draw:path draw:style-name="Mgr9" draw:text-style-name="MP11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9" draw:text-style-name="MP11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9" draw:text-style-name="MP11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9" draw:text-style-name="MP11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9" draw:text-style-name="MP11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9" draw:text-style-name="MP11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9" draw:text-style-name="MP11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9" draw:text-style-name="MP11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9" draw:text-style-name="MP11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9" draw:text-style-name="MP11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9" draw:text-style-name="MP11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9" draw:text-style-name="MP11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9" draw:text-style-name="MP11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9" draw:text-style-name="MP11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9" draw:text-style-name="MP11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9" draw:text-style-name="MP11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9" draw:text-style-name="MP11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9" draw:text-style-name="MP11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9" draw:text-style-name="MP11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9" draw:text-style-name="MP11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9" draw:text-style-name="MP11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9" draw:text-style-name="MP11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9" draw:text-style-name="MP11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8">
        <draw:path draw:style-name="Mgr9" draw:text-style-name="MP11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9" draw:text-style-name="MP11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9" draw:text-style-name="MP11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9" draw:text-style-name="MP11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9" draw:text-style-name="MP11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9" draw:text-style-name="MP11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9" draw:text-style-name="MP11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9" draw:text-style-name="MP11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9" draw:text-style-name="MP11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9" draw:text-style-name="MP11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9" draw:text-style-name="MP11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9" draw:text-style-name="MP11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9" draw:text-style-name="MP11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9" draw:text-style-name="MP11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9" draw:text-style-name="MP11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3">
        <draw:custom-shape draw:style-name="Mgr10" draw:text-style-name="MP11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0" draw:text-style-name="MP11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10" draw:text-style-name="MP11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10" draw:text-style-name="MP11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10" draw:text-style-name="MP11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3">
        <draw:custom-shape draw:style-name="Mgr10" draw:text-style-name="MP11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10" draw:text-style-name="MP11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10" draw:text-style-name="MP11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10" draw:text-style-name="MP11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8">
        <draw:path draw:style-name="Mgr9" draw:text-style-name="MP11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9" draw:text-style-name="MP11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9" draw:text-style-name="MP11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9" draw:text-style-name="MP11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9" draw:text-style-name="MP11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9" draw:text-style-name="MP11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9" draw:text-style-name="MP11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9" draw:text-style-name="MP11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8">
        <draw:path draw:style-name="Mgr9" draw:text-style-name="MP11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9" draw:text-style-name="MP11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9" draw:text-style-name="MP11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9" draw:text-style-name="MP11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9" draw:text-style-name="MP11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9" draw:text-style-name="MP11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9" draw:text-style-name="MP11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9" draw:text-style-name="MP11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Green-title" draw:layer="backgroundobjects" svg:width="25cm" svg:height="2.5cm" svg:x="1.5cm" svg:y="0.5cm" presentation:class="title" presentation:placeholder="true">
        <draw:text-box/>
      </draw:frame>
      <draw:frame draw:style-name="Mgr11" draw:text-style-name="MP9" draw:layer="backgroundobjects" svg:width="25cm" svg:height="9.5cm" svg:x="1.5cm" svg:y="3.5cm">
        <draw:text-box>
          <text:p/>
        </draw:text-box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presentation:style-name="Gree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Green-title" draw:layer="backgroundobjects" svg:width="17cm" svg:height="9.56cm" svg:x="2cm" svg:y="2.5cm" presentation:class="page"/>
        <draw:frame presentation:style-name="Gree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9T09:06:26.803885500</meta:creation-date>
    <dc:date>2025-05-12T18:19:31.952378700</dc:date>
    <meta:editing-duration>PT21M13S</meta:editing-duration>
    <meta:editing-cycles>9</meta:editing-cycles>
    <meta:generator>LibreOffice/25.2.2.2$Windows_X86_64 LibreOffice_project/7370d4be9e3cf6031a51beef54ff3bda878e3fac</meta:generator>
    <meta:document-statistic meta:object-count="216"/>
  </office:meta>
</office:document-meta>
</file>